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d4" officeooo:paragraph-rsid="0004dcd4"/>
    </style:style>
    <style:style style:name="P2" style:family="paragraph" style:parent-style-name="Standard">
      <style:text-properties officeooo:rsid="0006c647" officeooo:paragraph-rsid="0006c647"/>
    </style:style>
    <style:style style:name="T1" style:family="text">
      <style:text-properties officeooo:rsid="0006c647"/>
    </style:style>
    <style:style style:name="T2" style:family="text">
      <style:text-properties officeooo:rsid="000984c5"/>
    </style:style>
    <style:style style:name="T3" style:family="text">
      <style:text-properties officeooo:rsid="000b26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MMER X, REVISION WEB DIA 13-06-2024</text:p>
      <text:p text:style-name="P1"/>
      <text:p text:style-name="P1"/>
      <text:p text:style-name="P1">1. NOVEDADES</text:p>
      <text:p text:style-name="P1"/>
      <text:p text:style-name="Standard">Agregar(Seleccionar) CheckBox, para que pueda agregarse 1 o mas usuarios. <text:span text:style-name="T2">(LISTO)</text:span></text:p>
      <text:p text:style-name="P1"/>
      <text:p text:style-name="P1">Varias fechas <text:span text:style-name="T2">despues</text:span></text:p>
      <text:p text:style-name="P1"/>
      <text:p text:style-name="P1">2. POSTULANTE</text:p>
      <text:p text:style-name="P1"/>
      <text:p text:style-name="P1">Agregar campo INFO. Cuando se haga click dentro de un postulante. <text:span text:style-name="T1">(LISTO)</text:span></text:p>
      <text:p text:style-name="P1"/>
      <text:p text:style-name="P1">3.TEST CLASS</text:p>
      <text:p text:style-name="P1"/>
      <text:p text:style-name="P1">Una vez que se cierre la ventana de la API de WSP, el botón debe cambiar <text:s/>de estado a verde y decir CONTACTADO. <text:span text:style-name="T1">(LISTO)</text:span></text:p>
      <text:p text:style-name="P1"/>
      <text:p text:style-name="P1">4.CONVENIOS</text:p>
      <text:p text:style-name="P1"/>
      <text:p text:style-name="P1">-Agregar Multisede para tildar</text:p>
      <text:p text:style-name="P1">-Ordenar por sede primero Concepcion luego Monteros <text:span text:style-name="T2">LISTO</text:span></text:p>
      <text:p text:style-name="P1"/>
      <text:p text:style-name="P1">- Agregar titulo de convenio dentro de Ver Integrantes <text:span text:style-name="T3">TAREA PARA LOS CHICOS</text:span></text:p>
      <text:p text:style-name="P1"/>
      <text:p text:style-name="P1">5. Nueva tabla precios</text:p>
      <text:p text:style-name="P1"/>
      <text:p text:style-name="P1">Nueva tabla precios configurable desde opción de menú </text:p>
      <text:p text:style-name="P1"/>
      <text:p text:style-name="P1">- Cuando se configura el precio del convenio, se agrega nuevo convenio y cuando se agrega un nuevo integrante, el precio lo debe levantar de la nueva tabla para asi realizar el calculo automaticamente.</text:p>
      <text:p text:style-name="P1"/>
      <text:p text:style-name="P1">- AGREGAR EL CAMPO FAMILIAR ANTES DE ACCIONES</text:p>
      <text:p text:style-name="P1"/>
      <text:p text:style-name="P1">- Cuando se agrega un FAMILIAR, calcular el precio</text:p>
      <text:p text:style-name="P1"/>
      <text:p text:style-name="P1">- Check de AGREGAR FAMILIARES O NO </text:p>
      <text:p text:style-name="P1"/>
      <text:p text:style-name="P1">- Poder editar y eliminar Conven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ISTO LO DE ABAJO</text:p>
      <text:p text:style-name="P1"/>
      <text:p text:style-name="P1">VENDEDOR: NO PUEDE CREAR NOVEDADES</text:p>
      <text:p text:style-name="P1"/>
      <text:p text:style-name="P1">NO PUEDE VER PROGRAMADAS</text:p>
      <text:p text:style-name="P1"/>
      <text:p text:style-name="P1">SOLAMENTE VE LA ASIGNADA</text:p>
      <text:p text:style-name="P1"/>
      <text:p text:style-name="P1">PÚBLICA AUTOMATICamente programadas</text:p>
      <text:p text:style-name="P1"/>
      <text:p text:style-name="P1">VENDEDOR puede entrar a leerlas sale no leído y leído </text:p>
      <text:p text:style-name="P1"/>
      <text:p text:style-name="P1">VENDEDOR NO VE CVS RECIBIDO Y VE CONVENIO NO PUEDE EDITAR SOLO PUEDE VER INTEGRANTES</text:p>
      <text:p text:style-name="P1"/>
      <text:p text:style-name="P1">GERENTE VE CVS Y PUEDE CONTACTA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4T17:47:11.582706177</meta:creation-date>
    <dc:date>2024-06-15T13:56:49.230845274</dc:date>
    <meta:editing-duration>PT26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15" meta:character-count="1287" meta:non-whitespace-character-count="1095"/>
  </office:meta>
</office:document-meta>
</file>